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49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4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5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30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31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3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23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4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3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3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4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3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4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29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3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3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3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4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3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4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3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4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3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4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4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3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3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4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3">Ceramicas Castro (U$S 560,55)</text:span> – Dolar a 40</text:p>
          </table:table-cell>
          <table:covered-table-cell table:number-columns-repeated="18"/>
          <table:table-cell/>
          <table:table-cell table:style-name="ce23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4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3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4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3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4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3">Vidrieria VG – </text:span>Puerta Ventana Vidrio Entre Piso  </text:p>
          </table:table-cell>
          <table:covered-table-cell table:number-columns-repeated="18"/>
          <table:table-cell/>
          <table:table-cell table:style-name="ce23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<text:span text:style-name="T3">Vidrieria VG – </text:span>Ventana Tabaquera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3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4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4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3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3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4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3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4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3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4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4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3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3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4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4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3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4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3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4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3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4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3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4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30"/>
          <table:table-cell table:number-columns-repeated="986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4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4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4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4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4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4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4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4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4"/>
          <table:table-cell table:style-name="ce67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30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4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4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30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4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4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4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4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4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4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43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4" table:number-columns-spanned="4" table:number-rows-spanned="1"/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43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4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4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4" table:number-columns-spanned="4" table:number-rows-spanned="1"/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55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66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30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4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4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4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1" table:formula="of:=SUM([.F6:.F27])" office:value-type="float" office:value="452650" calcext:value-type="float">
            <text:p>452.65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Menta Nuevo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9900" calcext:value-type="float">
            <text:p>9.9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8 fernet comun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19:52:25.7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0-26T19:53:04.729000000</dc:date>
    <meta:editing-duration>P66DT16H44M16S</meta:editing-duration>
    <meta:editing-cycles>120</meta:editing-cycles>
    <meta:generator>LibreOffice/7.2.5.2$Windows_X86_64 LibreOffice_project/499f9727c189e6ef3471021d6132d4c694f357e5</meta:generator>
    <meta:document-statistic meta:table-count="3" meta:cell-count="750" meta:object-count="0"/>
  </office:meta>
</office:document-meta>
</file>